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839c" officeooo:paragraph-rsid="0012839c" style:font-size-asian="18pt" style:font-size-complex="18pt"/>
    </style:style>
    <style:style style:name="P2" style:family="paragraph" style:parent-style-name="Standard">
      <style:text-properties fo:font-size="18pt" officeooo:rsid="0012839c" officeooo:paragraph-rsid="001441c0" style:font-size-asian="18pt" style:font-size-complex="18pt"/>
    </style:style>
    <style:style style:name="P3" style:family="paragraph" style:parent-style-name="Standard">
      <style:text-properties fo:font-size="18pt" officeooo:rsid="001441c0" officeooo:paragraph-rsid="001441c0" style:font-size-asian="18pt" style:font-size-complex="18pt"/>
    </style:style>
    <style:style style:name="P4" style:family="paragraph" style:parent-style-name="Standard">
      <style:text-properties fo:font-size="18pt" officeooo:rsid="00152502" officeooo:paragraph-rsid="00152502" style:font-size-asian="18pt" style:font-size-complex="18pt"/>
    </style:style>
    <style:style style:name="P5" style:family="paragraph" style:parent-style-name="Standard">
      <style:text-properties fo:font-size="18pt" officeooo:rsid="00158e23" officeooo:paragraph-rsid="00158e23" style:font-size-asian="18pt" style:font-size-complex="18pt"/>
    </style:style>
    <style:style style:name="P6" style:family="paragraph" style:parent-style-name="Standard">
      <style:text-properties fo:font-size="18pt" officeooo:rsid="0016111b" officeooo:paragraph-rsid="0016111b" style:font-size-asian="18pt" style:font-size-complex="18pt"/>
    </style:style>
    <style:style style:name="P7" style:family="paragraph" style:parent-style-name="Standard">
      <style:text-properties fo:font-size="18pt" officeooo:rsid="0017f1c2" officeooo:paragraph-rsid="0017f1c2" style:font-size-asian="18pt" style:font-size-complex="18pt"/>
    </style:style>
    <style:style style:name="T1" style:family="text">
      <style:text-properties officeooo:rsid="001441c0"/>
    </style:style>
    <style:style style:name="T2" style:family="text">
      <style:text-properties officeooo:rsid="0015732a"/>
    </style:style>
    <style:style style:name="T3" style:family="text">
      <style:text-properties officeooo:rsid="00177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: <text:s text:c="2"/></text:p>
      <text:p text:style-name="P2"><text:span text:style-name="T1">Owner: Namitha / Dhanushree</text:span></text:p>
      <text:p text:style-name="P3">=====================</text:p>
      <text:p text:style-name="P1">1. <text:s/>On prmise Git Remote server</text:p>
      <text:p text:style-name="P1">2. Setup ssh, http and https protocols for Git</text:p>
      <text:p text:style-name="P1">3. Used nginx and apache as web servers to setup Git remote server</text:p>
      <text:p text:style-name="P1"/>
      <text:p text:style-name="P1">Build:</text:p>
      <text:p text:style-name="P3">Owner: Nagoor</text:p>
      <text:p text:style-name="P3">=====================</text:p>
      <text:p text:style-name="P1"><text:span text:style-name="T3">4</text:span>. Setup Nexus</text:p>
      <text:p text:style-name="P1"><text:span text:style-name="T3">5</text:span>. Push artifacts to Nexu s and pull during deployments.</text:p>
      <text:p text:style-name="P1"><text:span text:style-name="T3">6</text:span>. Pushing SNAPSHOT &amp; RELEASE artifacts</text:p>
      <text:p text:style-name="P1"/>
      <text:p text:style-name="P1">Jenkins:</text:p>
      <text:p text:style-name="P4">Owner: Namitha/Dhanushree</text:p>
      <text:p text:style-name="P4"><text:tab/> <text:s text:c="4"/>Anil</text:p>
      <text:p text:style-name="P4">=======================</text:p>
      <text:p text:style-name="P1"><text:span text:style-name="T3">7</text:span>. Build pipeline with “Jenkinsfile” and Groovy code.</text:p>
      <text:p text:style-name="P1"><text:span text:style-name="T3">8</text:span>. Creating Dockerized environments.</text:p>
      <text:p text:style-name="P1"><text:span text:style-name="T3">9</text:span>. Deployments to docker containers.</text:p>
      <text:p text:style-name="P1"><text:span text:style-name="T3">10</text:span>. Deployment using Chef <text:span text:style-name="T2">and Jenkins</text:span></text:p>
      <text:p text:style-name="P1"/>
      <text:p text:style-name="P1"/>
      <text:p text:style-name="P1">Scritps:</text:p>
      <text:p text:style-name="P6">Owner: Anil, Venu</text:p>
      <text:p text:style-name="P1"><text:span text:style-name="T3">11</text:span>. Disk space check script.</text:p>
      <text:p text:style-name="P1"><text:span text:style-name="T3">1</text:span>2. Scritp for creating containers automatically after the build from jenkins.</text:p>
      <text:p text:style-name="P1"><text:span text:style-name="T3">1</text:span>3. Script to find Ips of all running containers.</text:p>
      <text:p text:style-name="P1"/>
      <text:p text:style-name="P1">Chef:</text:p>
      <text:p text:style-name="P5">Owner: Anil</text:p>
      <text:p text:style-name="P5">====================</text:p>
      <text:p text:style-name="P1"><text:soft-page-break/>1<text:span text:style-name="T3">4</text:span>. Deployment to Environments using Chef from Jenkins.</text:p>
      <text:p text:style-name="P1"/>
      <text:p text:style-name="P7">Trainings:</text:p>
      <text:p text:style-name="P7">=======</text:p>
      <text:p text:style-name="P7">1. PYTHON</text:p>
      <text:p text:style-name="P7">2. SHELL SCRIPTING</text:p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08:55.410592286</meta:creation-date>
    <dc:date>2018-03-28T17:26:44.332636979</dc:date>
    <meta:editing-duration>PT17M4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133" meta:character-count="891" meta:non-whitespace-character-count="780"/>
  </office:meta>
</office:document-meta>
</file>